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text-transform="lowercase"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12" style:family="paragraph" style:parent-style-name="Standard" style:list-style-name="L1">
      <style:paragraph-properties fo:margin-left="1.251cm" fo:margin-right="0cm" fo:margin-top="0.212cm" fo:margin-bottom="0cm" fo:line-height="150%" fo:text-align="justify" style:justify-single-word="false" fo:text-indent="-5.251cm" style:auto-text-indent="false">
        <style:tab-stops>
          <style:tab-stop style:position="-4.001cm" style:type="right"/>
          <style:tab-stop style:position="5.251cm"/>
        </style:tab-stops>
      </style:paragraph-properties>
      <style:text-properties fo:font-variant="normal" fo:text-transform="none"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ПО ОБРАЗОВАНИЮ</text:p>
      <text:p text:style-name="P4">Государственное образовательное учреждение высшего профессионального образования</text:p>
      <text:p text:style-name="P5"><text:span text:style-name="T1">«С</text:span>АНКТ-<text:span text:style-name="T1">П</text:span>ЕТЕРБУРГСКИЙ ГОСУДАРСТВЕННЫЙ ЭЛЕКТРОТЕХНИЧЕСКИЙ УНИВЕРСИТЕТ <text:span text:style-name="T1">«ЛЭТИ» им. В. И. Ульянова (Ленина)»</text:span></text:p>
      <text:p text:style-name="P6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3">Студенту<text:tab/>Еременку Андрею Вячеславовичу</text:p>
      <text:p text:style-name="P3">Место дипломного проектирования: МО ЭВМ</text:p>
      <text:list xml:id="list36302926" text:style-name="L1">
        <text:list-item>
          <text:p text:style-name="P8">Тема дипломного проекта</text:p>
          <text:p text:style-name="P11">Разработка веб-редактора формализованных электронных документов на основе технологии GWT.</text:p>
        </text:list-item>
        <text:list-item>
          <text:p text:style-name="P8">Назначение разработки</text:p>
          <text:p text:style-name="P12">Представление формализованных электронных документов в виде веб-страницы на основе технологии GWT.</text:p>
        </text:list-item>
        <text:list-item>
          <text:p text:style-name="P8">Перечень подлежащих разработке разделов по теме</text:p>
          <text:list>
            <text:list-item>
              <text:p text:style-name="P10">Постановка задачи.</text:p>
            </text:list-item>
            <text:list-item>
              <text:p text:style-name="P10">Обзор используемой технологии создания веб-приложений.</text:p>
            </text:list-item>
            <text:list-item>
              <text:p text:style-name="P10">Обзор технологий связывания XML-данных с объектами Java.</text:p>
            </text:list-item>
            <text:list-item>
              <text:p text:style-name="P10">Проектирование редактора.</text:p>
            </text:list-item>
            <text:list-item>
              <text:p text:style-name="P10">Реализация редактора.</text:p>
            </text:list-item>
            <text:list-item>
              <text:p text:style-name="P10">Обзор результатов разработки.</text:p>
            </text:list-item>
            <text:list-item>
              <text:p text:style-name="P10">Технико-экономическое обоснование.</text:p>
            </text:list-item>
            <text:list-item>
              <text:p text:style-name="P10">Вопросы интеллектуальной собственности.</text:p>
            </text:list-item>
          </text:list>
        </text:list-item>
        <text:list-item>
          <text:p text:style-name="P8">Состав технической документации проекта</text:p>
          <text:list>
            <text:list-item>
              <text:p text:style-name="P9">Пояснительная записка в 61 листе.</text:p>
            </text:list-item>
            <text:list-item>
              <text:p text:style-name="P9">Демонстрационные материалы: презентация в 16 слайдах.</text:p>
            </text:list-item>
          </text:list>
        </text:list-item>
        <text:list-item>
          <text:p text:style-name="P8">Консультанты ( с указанием относящихся к ним разделов )</text:p>
          <text:p text:style-name="P10"><text:soft-page-break/>Технико-экономическое обоснование<text:tab/><text:tab/>Королев А.В.</text:p>
          <text:p text:style-name="P10">Вопросы интеллектуальной собственности<text:tab/>Терентьева И.С.</text:p>
        </text:list-item>
      </text:list>
      <text:p text:style-name="P2"/>
      <text:p text:style-name="P2"/>
      <text:p text:style-name="P2">Дата выдачи задания<text:tab/><text:tab/><text:tab/><text:tab/><text:tab/>Дата сдачи проекта (работы)</text:p>
      <text:p text:style-name="P2">«30» ноября 2008 г.<text:tab/><text:tab/><text:tab/><text:tab/><text:tab/>«02» февраля 2009 г.</text:p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Win32 OpenOffice.org_project/300m9$Build-9358</meta:generator>
    <dc:date>2009-01-30T16:19:52.11</dc:date>
    <dc:creator>eav eav</dc:creator>
    <meta:editing-duration>PT00H37M20S</meta:editing-duration>
    <meta:editing-cycles>47</meta:editing-cycles>
    <meta:document-statistic meta:table-count="0" meta:image-count="0" meta:object-count="0" meta:page-count="2" meta:paragraph-count="35" meta:word-count="176" meta:character-count="1521"/>
  </office:meta>
</office:document-meta>
</file>